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.668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3.38cm"/>
    </style:style>
    <style:style style:name="co4" style:family="table-column">
      <style:table-column-properties fo:break-before="auto" style:column-width="5.74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4.09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font-name="Arial" style:font-name-asian="WenQuanYi Zen Hei" style:font-name-complex="Lohit Hindi"/>
    </style:style>
    <style:style style:name="ce3" style:family="table-cell" style:parent-style-name="Default">
      <style:table-cell-properties fo:border="0.06pt solid #000000"/>
      <style:text-properties style:font-name="Arial" style:font-name-asian="WenQuanYi Zen Hei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0pt" fo:font-weight="bold" style:font-name-asian="WenQuanYi Zen Hei" style:font-size-asian="10pt" style:font-weight-asian="bold" style:font-name-complex="Lohit Hindi" style:font-size-complex="10pt" style:font-weight-complex="bold"/>
    </style:style>
    <style:style style:name="ce7" style:family="table-cell" style:parent-style-name="Default">
      <style:table-cell-properties fo:border="0.06pt solid #000000"/>
      <style:text-properties style:font-name="Arial" fo:font-weight="bold" style:font-name-asian="WenQuanYi Zen Hei" style:font-weight-asian="bold" style:font-name-complex="Lohit Hindi" style:font-weight-complex="bold"/>
    </style:style>
    <style:style style:name="ce8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="0.06pt solid #000000"/>
      <style:text-properties style:font-name="Arial" fo:font-weight="normal" style:font-name-asian="WenQuanYi Zen Hei" style:font-weight-asian="normal" style:font-name-complex="Lohit Hindi" style:font-weight-complex="normal"/>
    </style:style>
    <style:style style:name="ce10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="0.06pt solid #000000"/>
      <style:text-properties style:font-name="Arial" fo:font-size="10pt" fo:font-weight="normal" style:font-name-asian="WenQuanYi Zen Hei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T1" style:family="text">
      <style:text-properties fo:country="AR"/>
    </style:style>
    <style:style style:name="T2" style:family="text">
      <style:text-properties style:font-name-asian="WenQuanYi Zen Hei" style:font-weight-asian="normal" style:font-weight-complex="normal"/>
    </style:style>
    <style:style style:name="T3" style:family="text">
      <style:text-properties style:font-name-asian="WenQuanYi Zen Hei" style:font-size-asian="10pt" style:font-size-complex="10pt"/>
    </style:style>
    <style:style style:name="T4" style:family="text">
      <style:text-properties style:font-name-asian="WenQuanYi Zen Hei"/>
    </style:style>
    <style:style style:name="T5" style:family="text">
      <style:text-properties style:font-name-asian="WenQuanYi Zen Hei" style:font-name-complex="" style:font-size-asian="10pt" style:font-size-complex="10pt"/>
    </style:style>
    <style:style style:name="T6" style:family="text">
      <style:text-properties style:font-name-asian="WenQuanYi Zen Hei" style:font-name-complex="" style:font-weight-asian="bold" style:font-weight-complex="bold"/>
    </style:style>
    <style:style style:name="T7" style:family="text">
      <style:text-properties style:font-name-asian="WenQuanYi Zen Hei" style:font-size-asian="10pt" style:font-size-complex="10pt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Default"/>
        <table:table-row table:style-name="ro1">
          <table:table-cell table:style-name="ce1" office:value-type="string" calcext:value-type="string">
            <text:p>Fecha Desde: </text:p>
          </table:table-cell>
          <table:table-cell table:style-name="ce9" office:value-type="string" calcext:value-type="string">
            <text:p><text:span text:style-name="T6"><text:a xlink:href="python://o.from_date" xlink:type="simple">from_to</text:a></text:span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echa Hasta: </text:p>
          </table:table-cell>
          <table:table-cell table:style-name="ce9" office:value-type="string" calcext:value-type="string">
            <text:p><text:span text:style-name="T6"><text:a xlink:href="python://o.to_date" xlink:type="simple">date_to</text:a></text:span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esponsable: </text:p>
          </table:table-cell>
          <table:table-cell table:style-name="ce9" office:value-type="string" calcext:value-type="string">
            <text:p><text:span text:style-name="T6"><text:a xlink:href="python://o.responsible_id" xlink:type="simple">responsible_id</text:a></text:span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ipo de <text:span text:style-name="T1">Carpeta</text:span>: </text:p>
          </table:table-cell>
          <table:table-cell table:style-name="ce9" office:value-type="string" calcext:value-type="string">
            <text:p><text:span text:style-name="T6"><text:a xlink:href="python://o.prosecution_type_id" xlink:type="simple">prosecution_type_id</text:a></text:span>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number-columns-repeated="4"/>
        </table:table-row>
        <table:table-row table:style-name="ro1">
          <table:table-cell table:style-name="ce1" office:value-type="string" calcext:value-type="string">
            <text:p>Stock Inicial</text:p>
          </table:table-cell>
          <table:table-cell table:style-name="ce3" office:value-type="string" calcext:value-type="string">
            <text:p><text:span text:style-name="T2"><text:a xlink:href="python://len(show_cases_initial())" xlink:type="simple">quantity</text:a>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<text:a xlink:href="python://for%20each=%22case%20%20in%20show_cases_initial()%22" xlink:type="simple">for each line</text:a></text:span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pan text:style-name="T2"><text:a xlink:href="python://if%20test=%22o.detail%22" xlink:type="simple">detail</text:a>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pan text:style-name="T3"><text:a xlink:href="python://case.folder_name%20+'-'%20+%20case.caratula" xlink:type="simple">case.folder_name</text:a>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pan text:style-name="T4"><text:a xlink:href="python:///if" xlink:type="simple">end if</text:a>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pan text:style-name="T4"><text:a xlink:href="python:///for" xlink:type="simple">end for line</text:a></text:span></text:p>
          </table:table-cell>
          <table:table-cell table:number-columns-repeated="5"/>
        </table:table-row>
        <table:table-row table:style-name="ro1">
          <table:table-cell table:style-name="ce4" table:number-columns-spanned="2" table:number-rows-spanned="1"/>
          <table:covered-table-cell table:style-name="ce10"/>
          <table:table-cell table:style-name="ce13" table:number-columns-spanned="3" table:number-rows-spanned="1"/>
          <table:covered-table-cell table:style-name="ce16"/>
          <table:covered-table-cell/>
          <table:table-cell/>
        </table:table-row>
        <table:table-row table:style-name="ro1">
          <table:table-cell table:style-name="ce1" office:value-type="string" calcext:value-type="string">
            <text:p>Casos <text:span text:style-name="T1">Nuevos</text:span></text:p>
          </table:table-cell>
          <table:table-cell table:style-name="ce3" office:value-type="string" calcext:value-type="string">
            <text:p><text:span text:style-name="T2"><text:a xlink:href="python://len(show_cases_new())" xlink:type="simple">quantity</text:a>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<text:a xlink:href="python://for%20each=%22case%20%20in%20show_cases_new()%22" xlink:type="simple">for each line</text:a></text:span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pan text:style-name="T2"><text:a xlink:href="python://if%20test=%22o.detail%22" xlink:type="simple">detail</text:a>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pan text:style-name="T5"><text:a xlink:href="python://case.folder_name%20+'-'%20+%20case.caratula" xlink:type="simple">case.folder_name</text:a>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pan text:style-name="T4"><text:a xlink:href="python:///if" xlink:type="simple">end if</text:a>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pan text:style-name="T4"><text:a xlink:href="python:///for" xlink:type="simple">end for line</text:a></text:span></text:p>
          </table:table-cell>
          <table:table-cell table:number-columns-repeated="5"/>
        </table:table-row>
        <table:table-row table:style-name="ro1">
          <table:table-cell table:style-name="ce5"/>
          <table:table-cell table:number-columns-repeated="5"/>
        </table:table-row>
        <table:table-row table:style-name="ro2">
          <table:table-cell table:style-name="ce6" office:value-type="string" calcext:value-type="string">
            <text:p>Casos <text:span text:style-name="T1">Cerrados</text:span></text:p>
          </table:table-cell>
          <table:table-cell table:style-name="ce11" office:value-type="string" calcext:value-type="string">
            <text:p><text:span text:style-name="T7"><text:a xlink:href="python://len(show_cases_close())" xlink:type="simple">quantity</text:a></text:span></text:p>
          </table:table-cell>
          <table:table-cell table:style-name="ce14" table:number-columns-repeated="3"/>
          <table:table-cell/>
        </table:table-row>
        <table:table-row table:style-name="ro2">
          <table:table-cell office:value-type="string" calcext:value-type="string">
            <text:p><text:span text:style-name="T2"><text:a xlink:href="python://for%20each=%22case%20%20in%20show_cases_close()%22" xlink:type="simple">for each cases</text:a></text:span></text:p>
          </table:table-cell>
          <table:table-cell/>
          <table:table-cell table:style-name="ce15"/>
          <table:table-cell table:style-name="Default" table:number-columns-repeated="2"/>
          <table:table-cell/>
        </table:table-row>
        <table:table-row table:style-name="ro2">
          <table:table-cell table:style-name="ce3" office:value-type="string" calcext:value-type="string">
            <text:p><text:span text:style-name="T2"><text:a xlink:href="python://if%20test=%22o.detail%22" xlink:type="simple">detail</text:a></text:span></text:p>
          </table:table-cell>
          <table:table-cell/>
          <table:table-cell table:style-name="ce15"/>
          <table:table-cell table:style-name="Default" table:number-columns-repeated="2"/>
          <table:table-cell/>
        </table:table-row>
        <table:table-row table:style-name="ro3">
          <table:table-cell office:value-type="string" calcext:value-type="string">
            <text:p><text:span text:style-name="T5"><text:a xlink:href="python://case.folder_name%20+'-'%20+%20case.caratula" xlink:type="simple">case.folder_name</text:a></text:span></text:p>
          </table:table-cell>
          <table:table-cell/>
          <table:table-cell table:style-name="ce15"/>
          <table:table-cell table:style-name="Default" table:number-columns-repeated="2"/>
          <table:table-cell/>
        </table:table-row>
        <table:table-row table:style-name="ro3">
          <table:table-cell office:value-type="string" calcext:value-type="string">
            <text:p><text:span text:style-name="T4"><text:a xlink:href="python:///if" xlink:type="simple">end if</text:a></text:span></text:p>
          </table:table-cell>
          <table:table-cell/>
          <table:table-cell table:style-name="ce1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<text:span text:style-name="T4"><text:a xlink:href="python:///for" xlink:type="simple">end for line</text:a></text:span>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"/>
          <table:table-cell/>
          <table:table-cell table:style-name="Default" table:number-columns-repeated="3"/>
          <table:table-cell/>
        </table:table-row>
        <table:table-row table:style-name="ro1">
          <table:table-cell table:style-name="ce7" office:value-type="string" calcext:value-type="string">
            <text:p>Casos Re Abiertos</text:p>
          </table:table-cell>
          <table:table-cell table:style-name="ce3" office:value-type="string" calcext:value-type="string">
            <text:p><text:span text:style-name="T2"><text:a xlink:href="python://len(show_cases_re_open())" xlink:type="simple">quantity</text:a></text:span>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<text:span text:style-name="T2"><text:a xlink:href="python://for%20each=%22case%20%20in%20show_cases_re_open()%22" xlink:type="simple">for each cases</text:a></text:span>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" office:value-type="string" calcext:value-type="string">
            <text:p><text:span text:style-name="T2"><text:a xlink:href="python://if%20test=%22o.detail%22" xlink:type="simple">detail</text:a></text:span>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<text:span text:style-name="T5"><text:a xlink:href="python://case.folder_name%20+'-'%20+%20case.caratula" xlink:type="simple">case.folder_name</text:a></text:span>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<text:span text:style-name="T4"><text:a xlink:href="python:///if" xlink:type="simple">end if</text:a></text:span>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<text:span text:style-name="T4"><text:a xlink:href="python:///for" xlink:type="simple">end for line</text:a></text:span>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"/>
          <table:table-cell/>
          <table:table-cell table:style-name="Default" table:number-columns-repeated="3"/>
          <table:table-cell/>
        </table:table-row>
        <table:table-row table:style-name="ro4">
          <table:table-cell table:style-name="ce8" office:value-type="string" calcext:value-type="string">
            <text:p>Stock Final De Casos</text:p>
          </table:table-cell>
          <table:table-cell table:style-name="ce3" office:value-type="string" calcext:value-type="string">
            <text:p><text:span text:style-name="T2"><text:a xlink:href="python://len(show_cases_initial())+len(show_cases_new())-len(show_cases_close())+len(show_cases_re_open())" xlink:type="simple">quantity_total</text:a></text:span>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5-07-01">00/00/0000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 style:data-style-name="N2" text:time-value="09:28:23.578406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4.2.8.2$Linux_X86_64 LibreOffice_project/420m0$Build-2</meta:generator>
    <dc:date>2015-07-01T11:29:01.200840471</dc:date>
    <meta:editing-duration>PT22H23M27S</meta:editing-duration>
    <meta:editing-cycles>224</meta:editing-cycles>
    <meta:document-statistic meta:table-count="1" meta:cell-count="38" meta:object-count="0"/>
  </office:meta>
</office:document-meta>
</file>